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orizontal_20_Line">
      <style:text-properties style:font-name="arial" fo:font-size="11pt" style:font-size-asian="11pt" style:font-size-complex="11pt"/>
    </style:style>
    <style:style style:name="P2" style:family="paragraph" style:parent-style-name="Horizontal_20_Line">
      <style:text-properties style:font-name="arial" fo:font-size="11pt" fo:font-weight="bold" style:font-size-asian="11pt" style:font-size-complex="11pt"/>
    </style:style>
    <style:style style:name="P3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5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6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1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4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8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9" style:family="paragraph" style:parent-style-name="Text_20_body" style:list-style-name="L1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0" style:family="paragraph" style:parent-style-name="Text_20_body" style:list-style-name="L1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1" style:family="paragraph" style:parent-style-name="Text_20_body" style:list-style-name="L1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2" style:family="paragraph" style:parent-style-name="Text_20_body" style:list-style-name="L1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3" style:family="paragraph" style:parent-style-name="Text_20_body" style:list-style-name="L1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4" style:family="paragraph" style:parent-style-name="Text_20_body" style:list-style-name="L1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5" style:family="paragraph" style:parent-style-name="Text_20_body" style:list-style-name="L1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6" style:family="paragraph" style:parent-style-name="Text_20_body" style:list-style-name="L20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7" style:family="paragraph" style:parent-style-name="Text_20_body" style:list-style-name="L2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29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arial" fo:font-size="11pt" style:font-size-asian="11pt" style:font-size-complex="11pt"/>
    </style:style>
    <style:style style:name="P31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arial" fo:font-size="11pt" style:font-size-asian="11pt" style:font-size-complex="11pt"/>
    </style:style>
    <style:style style:name="P32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arial" fo:font-size="11pt" style:font-size-asian="11pt" style:font-size-complex="11pt"/>
    </style:style>
    <style:style style:name="P33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arial" fo:font-size="11pt" style:font-size-asian="11pt" style:font-size-complex="11pt"/>
    </style:style>
    <style:style style:name="P34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arial" fo:font-size="11pt" style:font-size-asian="11pt" style:font-size-complex="11pt"/>
    </style:style>
    <style:style style:name="P35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arial" fo:font-size="11pt" fo:font-weight="bold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Google Sans Text"/>
    </style:style>
    <style:style style:name="T4" style:family="text">
      <style:text-properties style:font-name="Google Sans"/>
    </style:style>
    <style:style style:name="T5" style:family="text">
      <style:text-properties officeooo:rsid="0002fb03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ffdb8888f4d481ee">
        <text:section text:style-name="Sect1" text:name="model-response-message-contentr_906d02d06d77c4cd">
          <text:section text:style-name="Sect1" text:name="model-response-message-contentr_471df5011e018624">
            <text:section text:style-name="Sect1" text:name="model-response-message-contentr_663203cfc326d586">
              <text:h text:style-name="P3" text:outline-level="1">🏥 <text:span text:style-name="T4">Projet : MedConnect</text:span></text:h>
              <text:p text:style-name="P28">Le pont numérique entre le soin quotidien, la gestion officinale et l'apprentissage médical.</text:p>
              <text:p text:style-name="Horizontal_20_Line"/>
              <text:h text:style-name="P4" text:outline-level="2">1. La Solution pour le Patient (Partie Grand Public)</text:h>
              <text:p text:style-name="P10">Le site web agit comme un assistant de santé intelligent, simplifié pour les seniors et automatisé par scan.</text:p>
              <text:list text:style-name="L15">
                <text:list-item>
                  <text:p text:style-name="P21"><text:span text:style-name="T1">Scan d'ordonnance &amp; Médicaments :</text:span> Grâce à l'IA, l'utilisateur scanne son ordonnance (texte manuscrit ou imprimé) et ses boîtes (code DataMatrix/Code-barres).</text:p>
                </text:list-item>
                <text:list-item>
                  <text:p text:style-name="P21"><text:span text:style-name="T1">Génération d'emploi du temps :</text:span> Le calendrier de prise se remplit automatiquement (matin, midi, soir) selon les directives détectées.</text:p>
                </text:list-item>
                <text:list-item>
                  <text:p text:style-name="P21"><text:span text:style-name="T1">Alertes &amp; Rappels de base :</text:span> Notifications simples pour ne pas oublier ses médicaments.</text:p>
                </text:list-item>
                <text:list-item>
                  <text:p text:style-name="P21"><text:span text:style-name="T1">Notice Interactive Simplifiée :</text:span> Traduction de la notice complexe en icônes simples (ex: "Ne pas conduire", "Prendre en mangeant").</text:p>
                </text:list-item>
              </text:list>
              <text:p text:style-name="Horizontal_20_Line"/>
              <text:h text:style-name="P4" text:outline-level="2">2. L'Optimisation Professionnelle (Réseau Collaboratif)</text:h>
              <text:p text:style-name="P10">Une interface dédiée aux praticiens pour une automatisation totale et sécurisée.</text:p>
              <text:list text:style-name="L16">
                <text:list-item>
                  <text:p text:style-name="P22"><text:span text:style-name="T1">Côté Médecin :</text:span> Remplissage de l'ordonnance numérique directement sur MedConnect pour éliminer les erreurs de lecture.</text:p>
                </text:list-item>
                <text:list-item>
                  <text:p text:style-name="P22"><text:span text:style-name="T1">Côté Pharmacie :</text:span> Réception anticipée des commandes. Le pharmacien prépare les boîtes à l'avance.</text:p>
                </text:list-item>
                <text:list-item>
                  <text:p text:style-name="P22"><text:span text:style-name="T1">Automatisation totale :</text:span> Dès que le pharmacien valide la délivrance, l'emploi du temps du patient est mis à jour sans qu'il n'ait rien à faire.</text:p>
                </text:list-item>
              </text:list>
              <text:p text:style-name="Horizontal_20_Line"/>
              <text:h text:style-name="P4" text:outline-level="2"><text:soft-page-break/>3. Modèle Économique (Sources de Revenus &amp; Fonctions Payantes)</text:h>
              <text:h text:style-name="P5" text:outline-level="3">A. Forfait "Sérénité Famille" (Pour les Clients/Aidants)</text:h>
              <text:list text:style-name="L17">
                <text:list-item>
                  <text:p text:style-name="P23"><text:span text:style-name="T1">Validation par "Scan de Confirmation" :</text:span> L'alerte ne s'arrête que si le patient scanne la boîte au moment de la prise (preuve réelle).</text:p>
                </text:list-item>
                <text:list-item>
                  <text:p text:style-name="P23"><text:span text:style-name="T1">Bouton "SOS Aidant" :</text:span> Notification automatique aux proches si le patient n'a pas validé sa prise après 3 rappels.</text:p>
                </text:list-item>
                <text:list-item>
                  <text:p text:style-name="P23"><text:span text:style-name="T1">Journal des Symptômes Vocal avec IA :</text:span> Analyse vocale quotidienne de l'état de santé du senior avec rapport envoyé aux enfants ou à l'infirmière.</text:p>
                </text:list-item>
                <text:list-item>
                  <text:p text:style-name="P23"><text:span text:style-name="T1">Gestion du stock automatique :</text:span> Alerte avant la fin de la boîte et bouton de commande directe à la pharmacie.</text:p>
                </text:list-item>
              </text:list>
              <text:h text:style-name="P5" text:outline-level="3">B. Forfait "Expert Éducation" (Pour les Écoles &amp; Étudiants)</text:h>
              <text:list text:style-name="L18">
                <text:list-item>
                  <text:p text:style-name="P24"><text:span text:style-name="T1">Accès Data-Live :</text:span> Statistiques anonymisées sur les effets secondaires et l'évolution des pathologies par région.</text:p>
                </text:list-item>
                <text:list-item>
                  <text:p text:style-name="P24"><text:span text:style-name="T1">Cas Cliniques Réels :</text:span> Utilisation de graphiques d'observance réels (comportement des patients face au traitement) pour les examens.</text:p>
                </text:list-item>
                <text:list-item>
                  <text:p text:style-name="P24"><text:span text:style-name="T1">Simulateur de Rupture de Stock :</text:span> Apprentissage de la gestion d'urgence basée sur les données réelles de pénuries.</text:p>
                </text:list-item>
                <text:list-item>
                  <text:p text:style-name="P24"><text:span text:style-name="T1">Dashboard de Santé Publique :</text:span> Carte interactive en temps réel pour détecter les épidémies naissantes via les scans de médicaments.</text:p>
                </text:list-item>
              </text:list>
              <text:h text:style-name="P5" text:outline-level="3">C. Forfait "Synchro Pro" (Pour les Pharmacies)</text:h>
              <text:list text:style-name="L19">
                <text:list-item>
                  <text:p text:style-name="P25"><text:span text:style-name="T1">Gestion de Stock Prédictive :</text:span> Algorithme qui prévoit les besoins de commande 1 semaine à l'avance en analysant la consommation des patients connectés.</text:p>
                </text:list-item>
                <text:list-item>
                  <text:p text:style-name="P25"><text:span text:style-name="T1">Module "Anti-Interaction" Avancé :</text:span> Vérification automatique des risques entre plusieurs ordonnances de médecins différents.</text:p>
                </text:list-item>
                <text:list-item>
                  <text:p text:style-name="P25"><text:span text:style-name="T1">Comparateur de Génériques &amp; Marges :</text:span> Proposition automatique d'alternatives disponibles en stock pour éviter de perdre une vente en cas de rupture.</text:p>
                </text:list-item>
                <text:list-item>
                  <text:p text:style-name="P25"><text:span text:style-name="T1">Messagerie Sécurisée Patient :</text:span> Possibilité de faire du conseil à distance (télé-pharmacie) par chat ou vidéo.</text:p>
                </text:list-item>
              </text:list>
              <text:h text:style-name="P5" text:outline-level="3"><text:soft-page-break/>D. Forfait "Cabinet Connecté" (Pour les Médecins)</text:h>
              <text:list text:style-name="L20">
                <text:list-item>
                  <text:p text:style-name="P26"><text:span text:style-name="T1">Suivi de l'Observance Réelle :</text:span> Le médecin peut voir si son patient prend <text:span text:style-name="T2">vraiment</text:span> ses médicaments (grâce aux scans de validation) avant la prochaine consultation.</text:p>
                </text:list-item>
                <text:list-item>
                  <text:p text:style-name="P26"><text:span text:style-name="T1">Alerte "Effets Secondaires" :</text:span> Réception prioritaire des rapports du "Journal Vocal" si le patient signale un symptôme anormal suite à un nouveau traitement.</text:p>
                </text:list-item>
                <text:list-item>
                  <text:p text:style-name="P26"><text:span text:style-name="T1">Envoi de Conseils Personnalisés :</text:span> Diffusion de fiches d'hygiène de vie (diététique, exercices) directement dans l'interface du patient.</text:p>
                </text:list-item>
              </text:list>
              <text:p text:style-name="Horizontal_20_Line"/>
              <text:h text:style-name="P4" text:outline-level="2">4. Pourquoi ce projet est unique ?</text:h>
              <text:list text:style-name="L21">
                <text:list-item>
                  <text:p text:style-name="P27"><text:span text:style-name="T1">Fiabilité de la donnée :</text:span> Grâce au <text:span text:style-name="T1">Scan de Confirmation</text:span>, tu possèdes les seules statistiques au monde basées sur une action physique réelle.</text:p>
                </text:list-item>
                <text:list-item>
                  <text:p text:style-name="P27"><text:span text:style-name="T1">Sécurité Inter-Praticiens :</text:span> Tu es le seul outil qui connecte le stock de la pharmacie, le diagnostic du médecin et l'usage du patient en temps réel.</text:p>
                </text:list-item>
                <text:list-item>
                  <text:p text:style-name="P27"><text:span text:style-name="T1">Monétisation Multiple :</text:span> Tu génères des revenus récurrents (SaaS) auprès de quatre types de clients différents (Familles, Écoles, Pharmacies, Médecins).</text:p>
                </text:list-item>
              </text:list>
              <text:p text:style-name="P2"/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6:03:06.724797335</meta:creation-date>
    <dc:date>2026-01-06T16:24:00.351222478</dc:date>
    <meta:editing-duration>PT10M39S</meta:editing-duration>
    <meta:editing-cycles>1</meta:editing-cycles>
    <meta:document-statistic meta:table-count="0" meta:image-count="0" meta:object-count="0" meta:page-count="3" meta:paragraph-count="37" meta:word-count="626" meta:character-count="4006" meta:non-whitespace-character-count="3442"/>
    <meta:generator>LibreOffice/24.2.7.2$Linux_X86_64 LibreOffice_project/420$Build-2</meta:generator>
  </office:meta>
</office:document-meta>
</file>